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text-properties fo:language="en" fo:country="US"/>
    </style:style>
    <style:style style:name="P3" style:family="paragraph" style:parent-style-name="Heading_20_2">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1.588cm"/>
        </style:tab-stops>
      </style:paragraph-properties>
      <style:text-properties fo:language="en" fo:country="US"/>
    </style:style>
    <style:style style:name="P6" style:family="paragraph" style:parent-style-name="Standard">
      <style:paragraph-properties>
        <style:tab-stops>
          <style:tab-stop style:position="1.588cm"/>
        </style:tab-stops>
      </style:paragraph-properties>
    </style:style>
    <style:style style:name="P7"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8"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9"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style>
    <style:style style:name="P10" style:family="paragraph" style:parent-style-name="Standard">
      <style:paragraph-properties fo:margin-left="2.858cm" fo:margin-right="0cm" fo:text-indent="-2.858cm" style:auto-text-indent="false"/>
    </style:style>
    <style:style style:name="P11" style:family="paragraph" style:parent-style-name="Parameter">
      <style:text-properties fo:font-style="normal" style:font-style-asian="normal"/>
    </style:style>
    <style:style style:name="P12" style:family="paragraph" style:parent-style-name="Parameter">
      <style:paragraph-properties fo:margin-left="0cm" fo:margin-right="0cm" fo:text-indent="0cm" style:auto-text-indent="false"/>
    </style:style>
    <style:style style:name="P13" style:family="paragraph" style:parent-style-name="Preformatted_20_Text">
      <style:text-properties fo:font-size="8pt" style:font-size-asian="8pt" style:font-size-complex="8pt"/>
    </style:style>
    <style:style style:name="P14" style:family="paragraph" style:parent-style-name="Preformatted_20_Text">
      <style:text-properties fo:font-size="8pt" fo:language="en" fo:country="US" style:font-size-asian="8pt" style:font-size-complex="8pt"/>
    </style:style>
    <style:style style:name="P15" style:family="paragraph" style:parent-style-name="Preformatted_20_Text">
      <style:text-properties fo:font-size="8pt" fo:language="en" fo:country="US" fo:font-weight="bold" style:font-size-asian="8pt" style:font-weight-asian="bold" style:font-size-complex="8pt" style:font-weight-complex="bold"/>
    </style:style>
    <style:style style:name="P16" style:family="paragraph" style:parent-style-name="Preformatted_20_Text">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font-name="Monaco" fo:font-size="10pt" fo:language="en" fo:country="US" style:font-name-asian="Monaco" style:font-size-asian="10pt" style:font-name-complex="Monaco" style:font-size-complex="10pt"/>
    </style:style>
    <style:style style:name="P32" style:family="paragraph" style:parent-style-name="Standard">
      <style:paragraph-properties fo:text-align="start" style:justify-single-word="false" style:text-autospace="none">
        <style:tab-stops>
          <style:tab-stop style:position="0.847cm"/>
        </style:tab-stops>
      </style:paragraph-properties>
      <style:text-properties style:use-window-font-color="true" style:font-name="Monaco" fo:font-size="10pt" style:font-name-asian="Monaco" style:font-size-asian="10pt" style:font-name-complex="Monaco" style:font-size-complex="10pt"/>
    </style:style>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2"/>
    <style:style style:name="P38" style:family="paragraph" style:parent-style-name="Heading_20_2">
      <style:text-properties fo:language="en" fo:country="US"/>
    </style:style>
    <style:style style:name="P39" style:family="paragraph" style:parent-style-name="Heading_20_1" style:master-page-name="Standard">
      <style:text-properties fo:language="en" fo:country="US"/>
    </style:style>
    <style:style style:name="P40" style:family="paragraph" style:parent-style-name="Heading_20_1">
      <style:text-properties fo:language="en" fo:country="US"/>
    </style:style>
    <style:style style:name="P41" style:family="paragraph" style:parent-style-name="Preformatted_20_Text">
      <style:text-properties fo:font-size="8pt" style:font-size-asian="8pt" style:font-size-complex="8pt"/>
    </style:style>
    <style:style style:name="P42" style:family="paragraph" style:parent-style-name="Preformatted_20_Text">
      <style:text-properties fo:font-size="8pt" fo:language="en" fo:country="US" style:font-size-asian="8pt" style:font-size-complex="8pt"/>
    </style:style>
    <style:style style:name="P43" style:family="paragraph">
      <style:paragraph-properties fo:text-align="center"/>
    </style:style>
    <style:style style:name="P44" style:family="paragraph">
      <style:text-properties style:font-name="Verdana1" fo:font-size="8pt"/>
    </style:style>
    <style:style style:name="P45" style:family="paragraph">
      <style:paragraph-properties fo:text-align="end"/>
    </style:style>
    <style:style style:name="P46" style:family="paragraph">
      <style:text-properties style:font-name="Verdana Bold" fo:font-size="6pt"/>
    </style:style>
    <style:style style:name="P47" style:family="paragraph">
      <style:text-properties style:font-name="Verdana1" fo:font-size="6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style>
    <style:style style:name="T11" style:family="text">
      <style:text-properties fo:font-style="normal" fo:font-weight="bold" style:font-style-asian="normal" style:font-weight-asian="bold" style:font-weight-complex="bold"/>
    </style:style>
    <style:style style:name="T12" style:family="text">
      <style:text-properties style:font-name="Courier New1" fo:font-style="normal" style:font-style-asian="normal" style:font-name-complex="Courier New1"/>
    </style:style>
    <style:style style:name="T13" style:family="text">
      <style:text-properties style:font-name="Courier New1" fo:language="en" fo:country="US" style:font-name-complex="Courier New1"/>
    </style:style>
    <style:style style:name="T14" style:family="text">
      <style:text-properties style:font-name="Courier New1" fo:language="en" fo:country="US" fo:font-style="normal" style:font-style-asian="normal" style:font-name-complex="Courier New1"/>
    </style:style>
    <style:style style:name="T15" style:family="text">
      <style:text-properties style:text-position="sub 58%"/>
    </style:style>
    <style:style style:name="T16" style:family="text">
      <style:text-properties style:text-position="sub 58%" fo:language="en" fo:country="US"/>
    </style:style>
    <style:style style:name="T17" style:family="text">
      <style:text-properties style:text-position="sub 58%" fo:language="en" fo:country="US" fo:font-style="normal" style:font-style-asian="normal" style:font-style-complex="normal"/>
    </style:style>
    <style:style style:name="T18" style:family="text">
      <style:text-properties style:text-position="sub 58%" fo:font-style="italic" style:font-style-asian="italic" style:font-style-complex="italic"/>
    </style:style>
    <style:style style:name="T19" style:family="text">
      <style:text-properties style:text-position="sub 58%" fo:font-size="8pt" fo:language="en" fo:country="US" fo:font-style="normal" style:font-size-asian="8pt" style:font-style-asian="normal" style:font-size-complex="8pt" style:font-style-complex="normal"/>
    </style:style>
    <style:style style:name="T20" style:family="text">
      <style:text-properties style:text-position="sub 58%" fo:font-size="8pt" fo:language="en" fo:country="US" style:font-size-asian="8pt" style:font-size-complex="8pt"/>
    </style:style>
    <style:style style:name="T21" style:family="text">
      <style:text-properties style:text-position="sub 58%" fo:font-size="8pt" fo:language="en" fo:country="US" fo:font-style="italic" style:font-size-asian="8pt" style:font-style-asian="italic" style:font-size-complex="8pt" style:font-style-complex="italic"/>
    </style:style>
    <style:style style:name="T22" style:family="text">
      <style:text-properties style:text-position="super 58%"/>
    </style:style>
    <style:style style:name="T23" style:family="text">
      <style:text-properties style:text-position="super 58%" fo:language="en" fo:country="US"/>
    </style:style>
    <style:style style:name="T24" style:family="text">
      <style:text-properties fo:font-size="8pt" fo:language="en" fo:country="US" style:font-size-asian="8pt" style:font-size-complex="8pt"/>
    </style:style>
    <style:style style:name="T25" style:family="text">
      <style:text-properties fo:font-size="8pt" fo:language="en" fo:country="US" fo:font-style="italic" style:font-size-asian="8pt" style:font-style-asian="italic" style:font-size-complex="8pt" style:font-style-complex="italic"/>
    </style:style>
    <style:style style:name="T26" style:family="text">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T27" style:family="text">
      <style:text-properties fo:font-size="8pt" fo:language="en" fo:country="US" fo:font-style="normal" style:font-size-asian="8pt" style:font-style-asian="normal" style:font-size-complex="8pt" style:font-style-complex="normal"/>
    </style:style>
    <style:style style:name="T28" style:family="text">
      <style:text-properties fo:font-size="8pt" fo:language="en" fo:country="US" fo:font-weight="normal" style:font-size-asian="8pt" style:font-weight-asian="normal" style:font-size-complex="8pt" style:font-weight-complex="normal"/>
    </style:style>
    <style:style style:name="T29" style:family="text">
      <style:text-properties fo:font-weight="bold" style:font-weight-asian="bold" style:font-weight-complex="bold"/>
    </style:style>
    <style:style style:name="T30" style:family="text">
      <style:text-properties style:font-name="Symbol" fo:font-size="8pt" fo:language="en" fo:country="US" style:font-name-asian="Courier New" style:font-size-asian="8pt" style:font-name-complex="Courier New" style:font-size-complex="8pt"/>
    </style:style>
    <style:style style:name="T31" style:family="text">
      <style:text-properties style:font-name="Symbol" fo:language="en" fo:country="US" style:font-name-asian="Times New Roman" style:font-name-complex="Times New Roman"/>
    </style:style>
    <style:style style:name="T32" style:family="text">
      <style:text-properties style:font-name="Monaco" fo:font-size="10pt" fo:language="en" fo:country="US" style:font-name-asian="Monaco" style:font-size-asian="10pt" style:font-name-complex="Monaco" style:font-size-complex="10pt"/>
    </style:style>
    <style:style style:name="T33" style:family="text">
      <style:text-properties style:font-name="Monaco" fo:font-size="10pt" style:font-name-asian="Monaco" style:font-size-asian="10pt" style:font-name-complex="Monaco" style:font-size-complex="10pt"/>
    </style:style>
    <style:style style:name="T34" style:family="text">
      <style:text-properties style:use-window-font-color="true" style:font-name="Monaco" fo:font-size="10pt" fo:language="en" fo:country="US" style:font-name-asian="Monaco" style:font-size-asian="10pt" style:font-name-complex="Monaco" style:font-size-complex="10pt"/>
    </style:style>
    <style:style style:name="T35" style:family="text">
      <style:text-properties style:font-name="Courier New" fo:language="en" fo:country="US"/>
    </style:style>
    <style:style style:name="T36" style:family="text">
      <style:text-properties style:font-name="Courier New" fo:language="en" fo:country="US"/>
    </style:style>
    <style:style style:name="T37" style:family="text">
      <style:text-properties style:font-name="Verdana1" fo:font-size="8pt"/>
    </style:style>
    <style:style style:name="T38" style:family="text">
      <style:text-properties style:font-name="Verdana Bold" fo:font-size="6pt"/>
    </style:style>
    <style:style style:name="T39" style:family="text">
      <style:text-properties style:font-name="Verdana1" fo:font-size="6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3" style:family="graphic" style:parent-style-name="Frame">
      <style:graphic-properties fo:margin-left="0.201cm" fo:margin-right="0.201cm" style:vertical-pos="middle" style:vertical-rel="baseline" style:horizontal-pos="from-left" style:horizontal-rel="paragraph-content"/>
    </style:style>
    <style:style style:name="fr4" style:family="graphic" style:parent-style-name="Frame">
      <style:graphic-properties fo:margin-left="0.201cm" fo:margin-right="0.201cm" style:vertical-pos="middle" style:vertical-rel="baseline" style:horizontal-pos="from-left" style:horizontal-rel="paragraph-content" fo:padding="0cm" fo:border="none" style:shadow="none"/>
    </style:style>
    <style:style style:name="fr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6"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406cm" style:run-through="foreground"/>
    </style:style>
    <style:style style:name="gr5" style:family="graphic">
      <style:graphic-properties draw:marker-start="" draw:marker-end="Linienende_20_1" draw:textarea-horizontal-align="center" draw:textarea-vertical-align="middle" style:run-through="foreground"/>
    </style:style>
    <style:style style:name="gr6" style:family="graphic">
      <style:graphic-properties draw:stroke="none" svg:stroke-color="#000000" draw:marker-start="Linienende_20_1" draw:fill="none" draw:fill-color="#ffffff" fo:min-height="0.423cm" style:run-through="foreground"/>
    </style:style>
    <style:style style:name="gr7"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marker-start="Linienende_20_1" draw:textarea-horizontal-align="center" draw:textarea-vertical-align="middle" style:run-through="foreground"/>
    </style:style>
    <style:style style:name="gr9" style:family="graphic">
      <style:graphic-properties draw:marker-start="Linienende_20_1" draw:fill="solid" draw:fill-color="#ffffff" draw:textarea-horizontal-align="center" draw:textarea-vertical-align="middle" style:run-through="foreground"/>
    </style:style>
    <style:style style:name="gr10" style:family="graphic">
      <style:graphic-properties draw:marker-start="Linienende_20_1" draw:fill="none" draw:textarea-horizontal-align="center" draw:textarea-vertical-align="middle" style:run-through="foreground"/>
    </style:style>
    <style:style style:name="gr11" style:family="graphic">
      <style:graphic-properties draw:marker-start="Linienende_20_1" draw:fill="none" draw:fill-color="#ffffff" draw:textarea-horizontal-align="center" draw:textarea-vertical-align="middle" style:run-through="foreground"/>
    </style:style>
    <style:style style:name="gr12" style:family="graphic">
      <style:graphic-properties draw:marker-start="Linienende_20_1" draw:fill="solid" draw:fill-color="#999999" draw:textarea-horizontal-align="center" draw:textarea-vertical-align="middle" style:run-through="foreground"/>
    </style:style>
    <style:style style:name="gr13" style:family="graphic">
      <style:graphic-properties draw:stroke="none" svg:stroke-color="#000000" draw:marker-start="" draw:marker-end="Linienende_20_1" draw:fill="none" draw:fill-color="#ffffff" fo:min-height="0.741cm" style:run-through="foreground"/>
    </style:style>
    <style:style style:name="gr14" style:family="graphic">
      <style:graphic-properties draw:stroke="none" svg:stroke-color="#000000" draw:marker-start="" draw:marker-end="Linienende_20_1" draw:fill="none" draw:fill-color="#ffffff" fo:min-height="0.441cm" style:run-through="foreground"/>
    </style:style>
    <style:style style:name="gr15" style:family="graphic">
      <style:graphic-properties draw:stroke="none" svg:stroke-color="#000000" draw:marker-start="" draw:marker-end="Linienende_20_1" draw:fill="none" draw:fill-color="#ffffff" fo:min-height="0.476cm" style:run-through="foreground"/>
    </style:style>
    <style:style style:name="gr16" style:family="graphic">
      <style:graphic-properties draw:stroke="none" svg:stroke-color="#000000" draw:marker-start="" draw:marker-end="Linienende_20_1" draw:fill="none" draw:fill-color="#ffffff" fo:min-height="0.459cm" style:run-through="foreground"/>
    </style:style>
    <style:style style:name="gr17" style:family="graphic">
      <style:graphic-properties draw:stroke="none" svg:stroke-color="#000000" draw:marker-start="" draw:marker-end="Linienende_20_1" draw:fill="none" draw:fill-color="#ffffff" fo:min-height="0.388cm" style:run-through="foreground"/>
    </style:style>
    <style:style style:name="gr18" style:family="graphic">
      <style:graphic-properties draw:marker-start="" draw:marker-end="Linienende_20_1" draw:fill="solid" draw:fill-color="#666666" draw:textarea-horizontal-align="center" draw:textarea-vertical-align="middle" style:run-through="foreground"/>
    </style:style>
    <style:style style:name="gr19" style:family="graphic">
      <style:graphic-properties draw:marker-start="" draw:marker-end="Linienende_20_1" draw:fill="solid" draw:fill-color="#cccccc" draw:textarea-horizontal-align="center" draw:textarea-vertical-align="middle" style:run-through="foreground"/>
    </style:style>
    <style:style style:name="gr20" style:family="graphic">
      <style:graphic-properties draw:marker-start="" draw:marker-end="Linienende_20_1" draw:fill="solid" draw:fill-color="#c0c0c0" draw:textarea-horizontal-align="center" draw:textarea-vertical-align="middle" style:run-through="foreground"/>
    </style:style>
    <style:style style:name="gr21" style:family="graphic">
      <style:graphic-properties draw:stroke="none" svg:stroke-color="#000000" draw:marker-start="" draw:marker-end="Linienende_20_1" draw:fill="none" draw:fill-color="#ffffff" fo:min-height="0.353cm" style:run-through="foreground"/>
    </style:style>
    <style:style style:name="gr22" style:family="graphic">
      <style:graphic-properties draw:stroke="none" svg:stroke-color="#000000" draw:marker-start="" draw:marker-end="Linienende_20_1" draw:fill="none" draw:fill-color="#ffffff" fo:min-height="0.423cm" style:run-through="foreground"/>
    </style:style>
    <style:style style:name="gr23" style:family="graphic">
      <style:graphic-properties draw:stroke="none" svg:stroke-color="#000000" draw:marker-start="" draw:marker-end="Linienende_20_1" draw:fill="none" draw:fill-color="#ffffff" fo:min-height="0.582cm" style:run-through="foreground"/>
    </style:style>
  </office:automatic-styles>
  <office:body>
    <office:text>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P39" text:outline-level="1">Correlations Between the Various Screen Description Options of the RenderMan Interface</text:h>
      <text:p text:style-name="P8">Memo for RiCPP, Andreas Pidde, 17th March 2008</text:p>
      <text:h text:style-name="P3"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0">Gives the literal name of the output device.</text:span></text:p>
      <text:p text:style-name="Parameter">type:<text:tab/><text:span text:style-name="T10">The type of the output device like “</text:span><text:span text:style-name="T12">framebuffer</text:span><text:span text:style-name="T10">” and “</text:span><text:span text:style-name="T12">file</text:span><text:span text:style-name="T10">”.</text:span></text:p>
      <text:p text:style-name="Parameter">mode:<text:tab/><text:span text:style-name="T10">The channels: “</text:span><text:span text:style-name="T12">rgbaz</text:span><text:span text:style-name="T10">”, “</text:span><text:span text:style-name="T12">rgba</text:span><text:span text:style-name="T10">”, “</text:span><text:span text:style-name="T12">rgbz</text:span><text:span text:style-name="T10">”, “</text:span><text:span text:style-name="T12">rgb</text:span><text:span text:style-name="T10">”, “</text:span><text:span text:style-name="T12">a</text:span><text:span text:style-name="T10">”, “</text:span><text:span text:style-name="T12">z</text:span><text:span text:style-name="T10">”. User defined channels can be specified by using the </text:span><text:span text:style-name="T11">RiDisplayChannel</text:span><text:span text:style-name="T10"> command. Channels can be separated by a comma, like “</text:span><text:span text:style-name="T12">rgb,z</text:span><text:span text:style-name="T10">”.</text:span></text:p>
      <text:p text:style-name="P4"/>
      <text:p text:style-name="Standard"><text:span text:style-name="T1">The parameter list can contain an optional parameter “</text:span><text:span text:style-name="T13">origin</text:span><text:span text:style-name="T1">” [</text:span><text:span text:style-name="T5">RtInt</text:span><text:span text:style-name="T1">, </text:span><text:span text:style-name="T5">RtInt</text:span><text:span text:style-name="T1">] for the output device coordinates, that’s an additional offset from the upper left corner of the physical output device to the upper left corner of the frame. The default value is [0, 0] – the upper left corner of the display matches the upper left corner of the frame. A special display can have standard values for width, height and pixel aspect ratio, that can be used by RiCPP as default values,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is used (1.0 if not known). The glrenderer of RiCPP allows additional optional parameters “</text:span><text:span text:style-name="T35">xres</text:span><text:span text:style-name="T1">”, “</text:span><text:span text:style-name="T35">yres</text:span><text:span text:style-name="T1">” and “</text:span><text:span text:style-name="T35">pixelaspect</text:span><text:span text:style-name="T1">” to give the sizes of a physical viewport in device coordinates.</text:span></text:p>
      <text:p text:style-name="P4"/>
      <text:p text:style-name="Standard"><text:span text:style-name="T1">Multiple displays (secondary displays) can be chosen, if a “+” sign is the first character in </text:span><text:span text:style-name="T2">name</text:span><text:span text:style-name="T1">. The primary display is used for the default values of </text:span><text:span text:style-name="T6">RiFormat</text:span><text:span text:style-name="T1">. Secondary displays can be used for arbitrary output variables (AOV, see also </text:span><text:span text:style-name="T6">RiDisplayChannel</text:span><text:span text:style-name="T1">).</text:span></text:p>
      <text:h text:style-name="P3"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3">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8"> the display channels and use </text:span><text:span text:style-name="T6">RiQuantize</text:span><text:span text:style-name="T8"> for quantization. Parameters can also go to the parameter list of a secondary display. The </text:span><text:span text:style-name="T6">RiDisplayChannel</text:span><text:span text:style-name="T8"> parameters binding is stronger than that of </text:span><text:span text:style-name="T6">RiDisplay</text:span><text:span text:style-name="T8">.</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0">Width of the output window, measured in pixels.</text:span></text:p>
      <text:p text:style-name="Parameter">yres:<text:tab/><text:span text:style-name="T10">Height of the output window, measured in pixels.</text:span></text:p>
      <text:p text:style-name="Parameter">pixelaspect:<text:tab/><text:span text:style-name="T10">Pixel aspect ratio (pixelwidth/pixelheight) of the output device. A negative value can be used to get the current ratio from the physical display description (see </text:span><text:span text:style-name="T11">RiDisplay</text:span><text:span text:style-name="T10">).</text:span></text:p>
      <text:p text:style-name="P4"/>
      <text:p text:style-name="P4">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2" text:outline-level="3">RiFrameAspectRatio(RtFloat aspect): Sets the frame aspect ratio of the frame.</text:h>
      <text:p text:style-name="Parameter">aspect:<text:span text:style-name="T10"><text:tab/>The aspect ratio of the final image. </text:span>aspect<text:span text:style-name="T10"> &gt; 0.0.</text:span></text:p>
      <text:p text:style-name="P4"/>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0">Minimal x coordinate (left edge)</text:span></text:p>
      <text:p text:style-name="Parameter">xmax:<text:tab/><text:span text:style-name="T10">Maximal x coordinate (right edge)</text:span></text:p>
      <text:p text:style-name="Parameter">ymin:<text:tab/><text:span text:style-name="T10">Minimal y coordinate (bottom edge)</text:span></text:p>
      <text:p text:style-name="Parameter">ymax:<text:tab/><text:span text:style-name="T10">Maximal x coordinate (top edge)</text:span></text:p>
      <text:p text:style-name="P11"/>
      <text:p text:style-name="P12"><text:span text:style-name="T10">0.0 &lt;= </text:span>xmin<text:span text:style-name="T10"> &lt;= </text:span>xmax<text:span text:style-name="T10"> &lt;= 1.0 and 0.0 &lt;= </text:span>ymin<text:span text:style-name="T10"> &lt;= </text:span>xmax<text:span text:style-name="T10"> &lt;= 1.0</text:span></text:p>
      <text:p text:style-name="Standard"/>
      <text:p text:style-name="P4">Two crop windows have the property, that the images will fit together seamlessly at their x-edges if <text:span text:style-name="T9">xmin</text:span><text:span text:style-name="T18">i</text:span> = <text:span text:style-name="T9">xmax</text:span><text:span text:style-name="T18">i-1</text:span> and at their y-edges if <text:span text:style-name="T9">ymin</text:span><text:span text:style-name="T18">i</text:span> = <text:span text:style-name="T9">ymax</text:span><text:span text:style-name="T18">i-1</text:span>. Therefore, you can render images in stripes or tiles and fit them together afterwards. A crop window contains the coordinates of the half open intervals [xmin, xmax[ and [ymin, ymax[.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3"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0">The coordinates for the left edge of the image.</text:span></text:p>
      <text:p text:style-name="Parameter">right:<text:tab/><text:span text:style-name="T10">The coordinates for the right edge of the image.</text:span></text:p>
      <text:p text:style-name="Parameter">top:<text:tab/><text:span text:style-name="T10">The coordinates for the top edge of the image.</text:span></text:p>
      <text:p text:style-name="Parameter">bottom:<text:tab/><text:span text:style-name="T10">The coordinates for the bottom edge of the image.</text:span></text:p>
      <text:p text:style-name="P4"/>
      <text:p text:style-name="P10"><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4"/>
      <text:p text:style-name="Standard"><text:span text:style-name="T5">RiScreenWindow</text:span><text:span text:style-name="T1"> is used to set up the screen coordinates for the extension of the front view (on the viewing plane) explicitly. If the coordinates do not correspond with the frame aspect ratio, distortion will occur. The screen coordinates are given in camera space. The distance of the screen window from camera position defaults to 1.0 unit.</text:span></text:p>
      <text:p text:style-name="P4"/>
      <text:p text:style-name="P4">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4"/>
      <text:p text:style-name="P4">If the image is physically wider than high:</text:p>
      <text:p text:style-name="P4"/>
      <text:p text:style-name="P6"><text:span text:style-name="T2">left</text:span><text:span text:style-name="T1"><text:tab/>= -</text:span><text:span text:style-name="T2">frameaspect</text:span></text:p>
      <text:p text:style-name="P6"><text:span text:style-name="T2">right</text:span><text:span text:style-name="T1"><text:tab/>= </text:span><text:span text:style-name="T2">frameaspect</text:span></text:p>
      <text:p text:style-name="P6"><text:span text:style-name="T2">top</text:span><text:span text:style-name="T1"><text:tab/>= 1.0</text:span></text:p>
      <text:p text:style-name="P5"><text:span text:style-name="T2">bottom</text:span><text:span text:style-name="T1"><text:tab/>= -1.0</text:span></text:p>
      <text:p text:style-name="P5"/>
      <text:p text:style-name="P4">If the image is physically higher than wide:</text:p>
      <text:p text:style-name="P4"/>
      <text:p text:style-name="P6"><text:span text:style-name="T2">left</text:span><text:span text:style-name="T1"><text:tab/>= -1.0</text:span></text:p>
      <text:p text:style-name="P6"><text:span text:style-name="T2">right</text:span><text:span text:style-name="T1"><text:tab/>= -1.0</text:span></text:p>
      <text:p text:style-name="P6"><text:span text:style-name="T2">top</text:span><text:span text:style-name="T1"><text:tab/>= 1.0 / </text:span><text:span text:style-name="T2">frameaspect</text:span></text:p>
      <text:p text:style-name="P6"><text:span text:style-name="T2">bottom</text:span><text:span text:style-name="T1"><text:tab/>= -1.0 / </text:span><text:span text:style-name="T2">frameaspect</text:span></text:p>
      <text:h text:style-name="P3"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0">Type of the projection: “</text:span><text:span text:style-name="T12">orthographic</text:span><text:span text:style-name="T10">” (default), “</text:span><text:span text:style-name="T12">perspective</text:span><text:span text:style-name="T10">”, “</text:span><text:span text:style-name="T12">null</text:span><text:span text:style-name="T10">”.</text:span></text:p>
      <text:p text:style-name="P4"/>
      <text:p text:style-name="Standard"><text:span text:style-name="T1">The parameter list can contain an optional “</text:span><text:span text:style-name="T13">fov</text:span><text:span text:style-name="T1">” [</text:span><text:span text:style-name="T6">RtFloat</text:span><text:span text:style-name="T1">] parameter (&gt; 0, &lt; 180.0) for the field of view of the “</text:span><text:span text:style-name="T13">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text:span><text:span text:style-name="T6">RiScreenWindow</text:span><text:span text:style-name="T1">) is than positioned on that plane. The angle of the rays from viewing point through the edges of the screen window may be another angle than the one given by fov. The near and far clipping plane are used for the front and far side of the viewing volume (frustum) and are projected to z = 0.0 and z = 1.0 appropriately.</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4">null</text:span><text:span text:style-name="T1">” projection to use the CTM as projection matrix. The default projection is “</text:span><text:span text:style-name="T14">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hither</text:span><text:span text:style-name="T1">, RtFloat </text:span><text:span text:style-name="T2">yon</text:span><text:span text:style-name="T1">): Sets the near (</text:span><text:span text:style-name="T2">hither</text:span><text:span text:style-name="T1">) and far (yon) clipping planes (“camera” space).</text:span></text:h>
      <text:p text:style-name="P4">The near clipping plane must be in front of the viewing point and <text:span text:style-name="T9">hither</text:span> &lt; <text:span text:style-name="T9">yon</text:span>. The default values are <text:span text:style-name="T29">RI_EPSILON</text:span> for the near (hither) and <text:span text:style-name="T29">RI_INFINITY</text:span> for the far (yon) clipping plane. If possible, you should take more reasonable values. Put the near clipping farer away relaxes the problem of the maximum eye splits in REYES, a nearer far clipping plane may result in a better resolution for depth values.</text:p>
      <text:h text:style-name="P3" text:outline-level="2">Calculating the ranges</text:h>
      <text:p text:style-name="Standard"><text:span text:style-name="T1">Since options can be written in any order, the ranges for raster space and screen window can be calculated late at </text:span><text:span text:style-name="T6">RiWorldBegin</text:span><text:span text:style-name="T1">. Because the set up of the viewing matrices are deferred to </text:span><text:span text:style-name="T6">RiWorldBegin</text:span><text:span text:style-name="T1">, </text:span><text:span text:style-name="T6">RiTransformPoints</text:span><text:span text:style-name="T1"> can be called reliably only within a world block. </text:span><text:span text:style-name="T6">RiWorldBegin</text:span><text:span text:style-name="T1"> also stores the CTM for world to camera transformation and resets the CTM.</text:span></text:p>
      <text:p text:style-name="P4"/>
      <text:p text:style-name="P16">//<text:span text:style-name="T9"> Pseudo code to get the display options</text:span></text:p>
      <text:p text:style-name="P14"/>
      <text:p text:style-name="P13"><text:span text:style-name="T1">origin</text:span><text:span text:style-name="T16">out</text:span><text:span text:style-name="T1"> = {0, 0};</text:span></text:p>
      <text:p text:style-name="P13"><text:span text:style-name="T1">xres</text:span><text:span text:style-name="T16">out</text:span><text:span text:style-name="T1"> = 512;</text:span></text:p>
      <text:p text:style-name="P13"><text:span text:style-name="T1">yres</text:span><text:span text:style-name="T16">out</text:span><text:span text:style-name="T1"> = 384;</text:span></text:p>
      <text:p text:style-name="P13"><text:span text:style-name="T1">pixelaspect</text:span><text:span text:style-name="T16">out</text:span><text:span text:style-name="T1"> = 1.0;</text:span></text:p>
      <text:p text:style-name="P14"/>
      <text:p text:style-name="P13"><text:span text:style-name="T6">if</text:span><text:span text:style-name="T1"> ( </text:span><text:span text:style-name="T3">RiDisplay has been called</text:span><text:span text:style-name="T1"> ) {</text:span></text:p>
      <text:p text:style-name="P13"><text:span text:style-name="T1"><text:tab/></text:span><text:span text:style-name="T6">if</text:span><text:span text:style-name="T1"> ( </text:span><text:span text:style-name="T3">display got standard ranges</text:span><text:span text:style-name="T1"> ) {</text:span></text:p>
      <text:p text:style-name="P13"><text:span text:style-name="T1"><text:tab/><text:tab/>xres</text:span><text:span text:style-name="T16">out</text:span><text:span text:style-name="T1"> = </text:span><text:span text:style-name="T3">width_of_display</text:span><text:span text:style-name="T1">;</text:span></text:p>
      <text:p text:style-name="P13"><text:span text:style-name="T1"><text:tab/><text:tab/>yres</text:span><text:span text:style-name="T16">out</text:span><text:span text:style-name="T1"> = </text:span><text:span text:style-name="T3">height_of_display</text:span><text:span text:style-name="T1">;</text:span></text:p>
      <text:p text:style-name="P14"><text:tab/>}</text:p>
      <text:p text:style-name="P13"><text:span text:style-name="T1"><text:tab/></text:span><text:span text:style-name="T6">if</text:span><text:span text:style-name="T1"> ( </text:span><text:span text:style-name="T3">display got standard pixel aspect ratio</text:span><text:span text:style-name="T1"> ) {</text:span></text:p>
      <text:p text:style-name="P13"><text:span text:style-name="T1"><text:tab/><text:tab/>pixelaspect</text:span><text:span text:style-name="T16">out</text:span><text:span text:style-name="T1"> = </text:span><text:span text:style-name="T3">pixel_aspect_ratio_of_display</text:span><text:span text:style-name="T1">;</text:span></text:p>
      <text:p text:style-name="P14"><text:tab/>}</text:p>
      <text:p text:style-name="P13"><text:span text:style-name="T1"><text:tab/></text:span><text:span text:style-name="T6">if</text:span><text:span text:style-name="T1"> ( </text:span><text:span text:style-name="T3">origin parameter is available</text:span><text:span text:style-name="T1"> ) {</text:span></text:p>
      <text:p text:style-name="P13"><text:span text:style-name="T1"><text:tab/><text:tab/>origin</text:span><text:span text:style-name="T16">out</text:span><text:span text:style-name="T1"> = </text:span><text:span text:style-name="T3">origin_of_display</text:span><text:span text:style-name="T1">;</text:span></text:p>
      <text:p text:style-name="P14"><text:tab/>}</text:p>
      <text:p text:style-name="P14">}</text:p>
      <text:p text:style-name="P15"/>
      <text:p text:style-name="P13"><text:span text:style-name="T6">if</text:span><text:span text:style-name="T1"> ( </text:span><text:span text:style-name="T3">RiFrame has been called</text:span><text:span text:style-name="T1"> ) {</text:span></text:p>
      <text:p text:style-name="P13"><text:span text:style-name="T1"><text:tab/>xres</text:span><text:span text:style-name="T16">out</text:span><text:span text:style-name="T1"> = xres</text:span><text:span text:style-name="T3">_of_RiFrame;</text:span></text:p>
      <text:p text:style-name="P13"><text:span text:style-name="T1"><text:tab/>yres</text:span><text:span text:style-name="T16">out</text:span><text:span text:style-name="T1"> = y</text:span><text:span text:style-name="T3">res_of_RiFrame</text:span><text:span text:style-name="T1">;</text:span></text:p>
      <text:p text:style-name="P13"><text:span text:style-name="T1"><text:tab/></text:span><text:span text:style-name="T6">if</text:span><text:span text:style-name="T1"> ( </text:span><text:span text:style-name="T3">pixelaspect_of_RiFrame &gt; 0</text:span><text:span text:style-name="T1"> ) {</text:span></text:p>
      <text:p text:style-name="P13"><text:span text:style-name="T1"><text:tab/><text:tab/>pixelaspect</text:span><text:span text:style-name="T16">out</text:span><text:span text:style-name="T1"> = </text:span><text:span text:style-name="T3">pixelaspect_of_RiFrame</text:span><text:span text:style-name="T1">;</text:span></text:p>
      <text:p text:style-name="P14"><text:tab/>}</text:p>
      <text:p text:style-name="P14">}</text:p>
      <text:p text:style-name="P14"/>
      <text:p text:style-name="P13"><text:span text:style-name="T1">frameaspect</text:span><text:span text:style-name="T16">out</text:span><text:span text:style-name="T1"> = (RtFloat)xres</text:span><text:span text:style-name="T16">out </text:span><text:span text:style-name="T24">* pixelaspect</text:span><text:span text:style-name="T20">out</text:span><text:span text:style-name="T24"> /</text:span><text:span text:style-name="T1"> (RtFloat)yres</text:span><text:span text:style-name="T16">out</text:span><text:span text:style-name="T1">;</text:span></text:p>
      <text:p text:style-name="P14"/>
      <text:p text:style-name="P13"><text:span text:style-name="T6">if</text:span><text:span text:style-name="T1"> ( </text:span><text:span text:style-name="T3">RiFrameAspect has been called</text:span><text:span text:style-name="T1"> ) {</text:span></text:p>
      <text:p text:style-name="P13"><text:span text:style-name="T1"><text:tab/>frameaspect</text:span><text:span text:style-name="T16">out</text:span><text:span text:style-name="T1"> = f</text:span><text:span text:style-name="T3">rameaspect_of_RiFrameAspect;</text:span></text:p>
      <text:p text:style-name="P13"><text:span text:style-name="T3"><text:tab/>// If the frame aspect do not matc the current output frame,</text:span></text:p>
      <text:p text:style-name="P13"><text:span text:style-name="T3"><text:tab/>// either the bottom or the right side of the frame is not rendered,</text:span></text:p>
      <text:p text:style-name="P13"><text:span text:style-name="T3"><text:tab/>// so that the output frame has the aspect ratio wanted. However,</text:span></text:p>
      <text:p text:style-name="P13"><text:span text:style-name="T3"><text:tab/>// there will be no visible distortion.</text:span></text:p>
      <text:p text:style-name="P13"><text:span text:style-name="T3"><text:tab/>Set xres</text:span><text:span text:style-name="T21">out</text:span><text:span text:style-name="T3"> and yres</text:span><text:span text:style-name="T21">out</text:span><text:span text:style-name="T3"> according to frameaspect</text:span><text:span text:style-name="T21">out </text:span><text:span text:style-name="T3">and </text:span><text:span text:style-name="T25">pixelaspect</text:span><text:span text:style-name="T21">out</text:span><text:span text:style-name="T3">;</text:span></text:p>
      <text:p text:style-name="P14">}</text:p>
      <text:p text:style-name="P14"/>
      <text:p text:style-name="P13"><text:span text:style-name="T6">if</text:span><text:span text:style-name="T1"> ( <text:s/>frameaspect</text:span><text:span text:style-name="T16">out</text:span><text:span text:style-name="T1"> &gt;= 1.0 ) {</text:span></text:p>
      <text:p text:style-name="P13"><text:span text:style-name="T1"><text:tab/>left</text:span><text:span text:style-name="T16">out</text:span><text:span text:style-name="T1"> = -frameaspect</text:span><text:span text:style-name="T16">out</text:span><text:span text:style-name="T1">;</text:span></text:p>
      <text:p text:style-name="P13"><text:span text:style-name="T1"><text:tab/>right</text:span><text:span text:style-name="T16">out</text:span><text:span text:style-name="T1"> = frameaspect</text:span><text:span text:style-name="T16">out</text:span><text:span text:style-name="T1">;</text:span></text:p>
      <text:p text:style-name="P13"><text:span text:style-name="T1"><text:tab/>bottom</text:span><text:span text:style-name="T16">out</text:span><text:span text:style-name="T1"> = -1.0;</text:span></text:p>
      <text:p text:style-name="P13"><text:span text:style-name="T1"><text:tab/>top</text:span><text:span text:style-name="T16">out</text:span><text:span text:style-name="T1"> = 1.0;</text:span></text:p>
      <text:p text:style-name="P13"><text:span text:style-name="T1">} </text:span><text:span text:style-name="T6">else</text:span><text:span text:style-name="T1"> {</text:span></text:p>
      <text:p text:style-name="P13"><text:span text:style-name="T1"><text:tab/>left</text:span><text:span text:style-name="T16">out</text:span><text:span text:style-name="T1"> = -1.0;</text:span></text:p>
      <text:p text:style-name="P13"><text:span text:style-name="T1"><text:tab/>right</text:span><text:span text:style-name="T16">out</text:span><text:span text:style-name="T1"> = 1.0</text:span><text:span text:style-name="T1">;</text:span></text:p>
      <text:p text:style-name="P13"><text:span text:style-name="T1"><text:tab/>bottom</text:span><text:span text:style-name="T16">out</text:span><text:span text:style-name="T1"> = -1.0/frameaspect</text:span><text:span text:style-name="T16">out</text:span><text:span text:style-name="T1">;</text:span></text:p>
      <text:p text:style-name="P13"><text:span text:style-name="T1"><text:tab/>top</text:span><text:span text:style-name="T16">out</text:span><text:span text:style-name="T1"> = 1.0/frameaspect</text:span><text:span text:style-name="T16">out</text:span><text:span text:style-name="T1">;</text:span></text:p>
      <text:p text:style-name="P14">}</text:p>
      <text:p text:style-name="P14"/>
      <text:p text:style-name="P14">// <text:span text:style-name="T9">Here the matrix that transforms from NDC to display device raster coordinates can be build</text:span></text:p>
      <text:p text:style-name="P14">Build NDCToRaster<text:span text:style-name="T20">out</text:span> and its inverse;</text:p>
      <text:p text:style-name="P14"/>
      <text:p text:style-name="P13"><text:span text:style-name="T6">if</text:span><text:span text:style-name="T1"> ( </text:span><text:span text:style-name="T3">RiScreenWindow has been called</text:span><text:span text:style-name="T1"> ) {</text:span></text:p>
      <text:p text:style-name="P13"><text:span text:style-name="T1"><text:tab/>left</text:span><text:span text:style-name="T16">out</text:span><text:span text:style-name="T1"> = </text:span><text:span text:style-name="T3">left_of</text:span><text:span text:style-name="T1">_R</text:span><text:span text:style-name="T3">iScreenWindow;</text:span></text:p>
      <text:p text:style-name="P13"><text:span text:style-name="T1"><text:tab/>right</text:span><text:span text:style-name="T16">out</text:span><text:span text:style-name="T1"> = </text:span><text:span text:style-name="T3">right_of</text:span><text:span text:style-name="T1">_</text:span><text:span text:style-name="T3">RiScreenWindow;</text:span></text:p>
      <text:p text:style-name="P13"><text:span text:style-name="T1"><text:tab/>top</text:span><text:span text:style-name="T16">out</text:span><text:span text:style-name="T1"> = </text:span><text:span text:style-name="T3">top_of</text:span><text:span text:style-name="T1">_R</text:span><text:span text:style-name="T3">iScreenWindow</text:span><text:span text:style-name="T1">;</text:span></text:p>
      <text:p text:style-name="P13"><text:span text:style-name="T1"><text:tab/>bottom</text:span><text:span text:style-name="T16">out</text:span><text:span text:style-name="T1"> = </text:span><text:span text:style-name="T3">bottom_of</text:span><text:span text:style-name="T1">_R</text:span><text:span text:style-name="T3">iScreenWindow</text:span><text:span text:style-name="T1">;</text:span></text:p>
      <text:p text:style-name="P14">}</text:p>
      <text:p text:style-name="P14"/>
      <text:p text:style-name="P14">// <text:span text:style-name="T9">Here the matrix that transforms from screen coordinates to NDC can be build</text:span></text:p>
      <text:p text:style-name="P14">Build screenToNDC<text:span text:style-name="T20">out</text:span><text:span text:style-name="T24"> and its inverse</text:span>;</text:p>
      <text:p text:style-name="P14"/>
      <text:p text:style-name="P13"><text:span text:style-name="T1">projection</text:span><text:span text:style-name="T16">out</text:span><text:span text:style-name="T1"> = “orthographic”;</text:span></text:p>
      <text:p text:style-name="P14">viewingPlaneDistance<text:span text:style-name="T15">out</text:span> = 1.0;</text:p>
      <text:p text:style-name="P14"><text:span text:style-name="T24">projCTM</text:span> = identity;</text:p>
      <text:p text:style-name="P14"/>
      <text:p text:style-name="P13"><text:span text:style-name="T6">if</text:span><text:span text:style-name="T1"> ( </text:span><text:span text:style-name="T3">RiProjection has been called</text:span><text:span text:style-name="T1"> ) {</text:span></text:p>
      <text:p text:style-name="P13"><text:span text:style-name="T1"><text:tab/>projection</text:span><text:span text:style-name="T16">out</text:span><text:span text:style-name="T1"> = </text:span><text:span text:style-name="T3">projection_of_RiProjection</text:span><text:span text:style-name="T1">;</text:span></text:p>
      <text:p text:style-name="P13"><text:span text:style-name="T1"><text:tab/>projCTM = CTM stored by RiProjection;</text:span></text:p>
      <text:p text:style-name="P13"><text:span text:style-name="T1"><text:tab/></text:span><text:span text:style-name="T6">if</text:span><text:span text:style-name="T1"> ( </text:span><text:span text:style-name="T3">projection_of_RiProjection</text:span><text:span text:style-name="T1"> is “perspective” ) {</text:span></text:p>
      <text:p text:style-name="P14"><text:tab/><text:tab/>fov = 90.0;</text:p>
      <text:p text:style-name="P13"><text:span text:style-name="T1"><text:tab/><text:tab/></text:span><text:span text:style-name="T6">if</text:span><text:span text:style-name="T1"> ( </text:span><text:span text:style-name="T3">fov is set by RiProjection</text:span><text:span text:style-name="T1"> ) {</text:span></text:p>
      <text:p text:style-name="P14"><text:tab/><text:tab/><text:tab/>fov = fov of RiProjection;</text:p>
      <text:p text:style-name="P14"><text:tab/><text:tab/>}</text:p>
      <text:p text:style-name="P13"><text:span text:style-name="T24"><text:tab/><text:tab/></text:span><text:span text:style-name="T25">Set v</text:span><text:span text:style-name="T27">iewingPlaneDistance</text:span><text:span text:style-name="T19">out</text:span><text:span text:style-name="T25"> appropriately to fov: 1/tan(fov/2)</text:span><text:span text:style-name="T1">;</text:span></text:p>
      <text:p text:style-name="P14"><text:tab/><text:tab/>Calculate prespectiveProjectionMatrix;</text:p>
      <text:p text:style-name="P14"><text:tab/><text:tab/>cameraToScreen<text:span text:style-name="T19">out</text:span><text:span text:style-name="T24"> = prespectiveProjectionMatrix </text:span><text:span text:style-name="T30">´</text:span></text:p>
      <text:p text:style-name="P14"><text:span text:style-name="T30"><text:tab/><text:tab/><text:tab/><text:tab/> <text:s text:c="8"/></text:span><text:span text:style-name="T24">projCTM;</text:span></text:p>
      <text:p text:style-name="P14"><text:tab/>} <text:span text:style-name="T29">else if</text:span><text:span text:style-name="T28"> ( </text:span><text:span text:style-name="T26">projection_of_RiProjection</text:span><text:span text:style-name="T28"> is “orthographic” ) </text:span>{</text:p>
      <text:p text:style-name="P14"><text:tab/><text:tab/>Calculate ortographicProjectionMatrix;</text:p>
      <text:p text:style-name="P14"><text:tab/><text:tab/>cameraToScreen<text:span text:style-name="T19">out</text:span><text:span text:style-name="T24"> = ortographicProjectionMatrix </text:span><text:span text:style-name="T30">´</text:span><text:span text:style-name="T24"> projCTM;</text:span></text:p>
      <text:p text:style-name="P14"><text:tab/>} <text:span text:style-name="T29">else</text:span> {</text:p>
      <text:p text:style-name="P14"><text:tab/><text:tab/>cameraToScreen<text:span text:style-name="T19">out</text:span><text:span text:style-name="T24"> = projCTM;</text:span></text:p>
      <text:p text:style-name="P14"><text:tab/>}</text:p>
      <text:p text:style-name="P14">} <text:span text:style-name="T29">else</text:span> {</text:p>
      <text:p text:style-name="P14"><text:tab/>Calculate ortographicProjectionMatrix;</text:p>
      <text:p text:style-name="P14"><text:tab/>cameraToScreen<text:span text:style-name="T19">out</text:span><text:span text:style-name="T24"> = ortographicProjectionMatrix;</text:span></text:p>
      <text:p text:style-name="P14">}</text:p>
      <text:p text:style-name="P14"/>
      <text:p text:style-name="P13"><text:span text:style-name="T3">Set </text:span><text:span text:style-name="T7">cropwindow</text:span><text:span text:style-name="T17">out</text:span><text:span text:style-name="T3"> to {0,0}, {1, 1}</text:span><text:span text:style-name="T1">;</text:span></text:p>
      <text:p text:style-name="P14"/>
      <text:p text:style-name="P13"><text:span text:style-name="T6">if</text:span><text:span text:style-name="T1"> ( </text:span><text:span text:style-name="T3">RiCropWindow has been called</text:span><text:span text:style-name="T1"> ) {</text:span></text:p>
      <text:p text:style-name="P13"><text:span text:style-name="T1"><text:tab/></text:span><text:span text:style-name="T7">cropwindow</text:span><text:span text:style-name="T17">out</text:span><text:span text:style-name="T3"> = cropwindow_of_RiCropWindow;</text:span></text:p>
      <text:p text:style-name="P14">}</text:p>
      <text:p text:style-name="P14"/>
      <text:p text:style-name="P13"><text:span text:style-name="T1">worldToCamera</text:span><text:span text:style-name="T19">out</text:span><text:span text:style-name="T1"> = CTM;</text:span></text:p>
      <text:h text:style-name="P40" text:outline-level="1">Spaces</text:h>
      <text:h text:style-name="P3" text:outline-level="2">Overview</text:h>
      <text:p text:style-name="P4">There are six major spaces used in the RenderMan interface, and five special matrices transform from one space to another.</text:p>
      <text:list text:style-name="L1">
        <text:list-item>
          <text:p text:style-name="P20"><text:span text:style-name="T1">2D <text:s/>Raster space (“</text:span><text:span text:style-name="T35">raster</text:span><text:span text:style-name="T1">”, </text:span><text:span text:style-name="T6">RI_RASTER</text:span><text:span text:style-name="T1">), pixel coordinates. The origin is the upper left corner and has the x,y coordinates (0, 0). x grows to the right, y grows downwards. The raster space can be mapped to the device space of a concrete physical output device.</text:span></text:p>
        </text:list-item>
        <text:list-item>
          <text:p text:style-name="P20"><text:span text:style-name="T1">The matrix tagged with “</text:span><text:span text:style-name="T35">raster</text:span><text:span text:style-name="T1">” (</text:span><text:span text:style-name="T6">RI_RASTER</text:span><text:span text:style-name="T1">) maps from NDC to raster space.</text:span></text:p>
        </text:list-item>
        <text:list-item>
          <text:p text:style-name="P20"><text:span text:style-name="T1">2D normalized display coordinates (“</text:span><text:span text:style-name="T35">NDC</text:span><text:span text:style-name="T1">”, </text:span><text:span text:style-name="T6">RI_NDC</text:span><text:span text:style-name="T1">). Also has its origin (0, 0) at the upper left corner, x grows to the right, y grows downwards. (1, 1) are the coordinates of the lower right corner, that is mapped to the lower right corner of the raster that matches the frame aspect ratio.</text:span></text:p>
        </text:list-item>
        <text:list-item>
          <text:p text:style-name="P20"><text:span text:style-name="T1">The matrix tagged with “</text:span><text:span text:style-name="T35">NDC</text:span><text:span text:style-name="T1">” (</text:span><text:span text:style-name="T6">RI_NDC</text:span><text:span text:style-name="T1">) maps from screen coordinates to NDC.</text:span></text:p>
        </text:list-item>
        <text:list-item>
          <text:p text:style-name="P20"><text:span text:style-name="T1">2D screen coordinates (“</text:span><text:span text:style-name="T35">screen</text:span><text:span text:style-name="T1">”, </text:span><text:span text:style-name="T6">RI_SCREEN</text:span><text:span text:style-name="T1">), contains the viewport, bound be the </text:span><text:span text:style-name="T6">RiScreenWindow</text:span><text:span text:style-name="T1"> coordinates. X grows to the right, y grows upwards.</text:span></text:p>
        </text:list-item>
        <text:list-item>
          <text:p text:style-name="P20"><text:span text:style-name="T1">The matrix tagged with “</text:span><text:span text:style-name="T35">screen</text:span><text:span text:style-name="T1">” (</text:span><text:span text:style-name="T6">RI_SCREEN</text:span><text:span text:style-name="T1">) projects from camera space to screen space.</text:span></text:p>
        </text:list-item>
        <text:list-item>
          <text:p text:style-name="P20"><text:span text:style-name="T1">3D camera coordinates (“</text:span><text:span text:style-name="T35">camera</text:span><text:span text:style-name="T1">”, </text:span><text:span text:style-name="T6">RI_CAMERA</text:span><text:span text:style-name="T1">), default orientation is left handed. Coordinate system has its origin at the viewpoint. x grows to the left, y grows upwards and z grows into the depth.</text:span></text:p>
        </text:list-item>
        <text:list-item>
          <text:p text:style-name="P20"><text:span text:style-name="T1">The matrix tagged with “</text:span><text:span text:style-name="T35">camera</text:span><text:span text:style-name="T1">” (</text:span><text:span text:style-name="T6">RI_CAMERA</text:span><text:span text:style-name="T1">) transforms from world coordinates to camera coordinates.</text:span></text:p>
        </text:list-item>
        <text:list-item>
          <text:p text:style-name="P20"><text:span text:style-name="T1">3D world coordinates (“</text:span><text:span text:style-name="T35">world</text:span><text:span text:style-name="T1">”, </text:span><text:span text:style-name="T6">RI_WORLD</text:span><text:span text:style-name="T1">), default orientation is left handed. Reference coordinates, space where the primitives are placed in.</text:span></text:p>
        </text:list-item>
        <text:list-item>
          <text:p text:style-name="P20"><text:span text:style-name="T1">The matrix tagged with “</text:span><text:span text:style-name="T35">world</text:span><text:span text:style-name="T1">” (</text:span><text:span text:style-name="T6">RI_WORLD</text:span><text:span text:style-name="T1">) contains the current transformation matrix that transforms from local object coordinates to world coordinates.</text:span></text:p>
        </text:list-item>
        <text:list-item>
          <text:p text:style-name="P20"><text:span text:style-name="T1">3D local object coordinates “</text:span><text:span text:style-name="T35">current</text:span><text:span text:style-name="T1">” (</text:span><text:span text:style-name="T6">RI_CURRENT</text:span><text:span text:style-name="T1">), default orientation is left handed. Local coordinates of the primitives.</text:span></text:p>
        </text:list-item>
      </text:list>
      <text:p text:style-name="P4">For the primitives further coordinates like parametric coordinates (u, v) and texture coordinates (s, t) can be used.</text:p>
      <text:p text:style-name="P4">A 3D point of the local coordinates system can be transformed to raster space by the following transformation pipeline:</text:p>
      <text:p text:style-name="Standard"><text:span text:style-name="T3">raster coordinates</text:span><text:span text:style-name="T1"> = </text:span><text:span text:style-name="T3">point</text:span><text:span text:style-name="T1"> </text:span><text:span text:style-name="T31">´</text:span><text:span text:style-name="T1"> </text:span><text:span text:style-name="T6">RI_WORLD</text:span><text:span text:style-name="T1"> </text:span><text:span text:style-name="T31">´</text:span><text:span text:style-name="T1"> </text:span><text:span text:style-name="T6">RI_CAMERA</text:span><text:span text:style-name="T1"> </text:span><text:span text:style-name="T31">´</text:span><text:span text:style-name="T1"> </text:span><text:span text:style-name="T6">RI_SCREEN</text:span><text:span text:style-name="T1"> </text:span><text:span text:style-name="T31">´</text:span><text:span text:style-name="T1"> </text:span><text:span text:style-name="T6">RI_NDC</text:span><text:span text:style-name="T1"> </text:span><text:span text:style-name="T31">´</text:span><text:span text:style-name="T1"> </text:span><text:span text:style-name="T6">RI_RASTER</text:span></text:p>
      <text:p text:style-name="Standard"><text:span text:style-name="T1">After </text:span><text:span text:style-name="T6">RiWorldBegin</text:span><text:span text:style-name="T1"> the camera is placed and the composite matrix </text:span><text:span text:style-name="T6">RI_CAMERA</text:span><text:span text:style-name="T1"> </text:span><text:span text:style-name="T31">´</text:span><text:span text:style-name="T1"> </text:span><text:span text:style-name="T6">RI_SCREEN</text:span><text:span text:style-name="T1"> </text:span><text:span text:style-name="T31">´</text:span><text:span text:style-name="T1"> </text:span><text:span text:style-name="T6">RI_NDC</text:span><text:span text:style-name="T1"> </text:span><text:span text:style-name="T31">´</text:span><text:span text:style-name="T1"> </text:span><text:span text:style-name="T6">RI_RASTER</text:span><text:span text:style-name="T1"> is fixed until </text:span><text:span text:style-name="T6">RiWorldEnd</text:span><text:span text:style-name="T1">. RiCPP stores each matrix with its inverse to transform to the opposite direction. Also different matrices to transform the normal vectors must be maintained (M</text:span><text:span text:style-name="T23">-1</text:span><text:span text:style-name="T1">)</text:span><text:span text:style-name="T23">T</text:span><text:span text:style-name="T1">. However, since the inverse matrix is already stored, the transposed matrix can be calculated on he fly.</text:span></text:p>
      <text:h text:style-name="P3" text:outline-level="2">The raster space</text:h>
      <text:p text:style-name="Standard"><text:span text:style-name="T1">The raster space is an internal representation of a 2D pixel plane, bounded by width and height. Parts of it can be mapped directly to a physical device specified by </text:span><text:span text:style-name="T6">RiDisplay</text:span><text:span text:style-name="T1">. Although two dimensional, RiCPP maintains a z coordinate ranging from 0.0 to 1.0 with depth information for each pixel. The layout can be visualized by the following diagram:</text:span></text:p>
      <text:p text:style-name="Standard"><draw:frame draw:style-name="fr1" draw:name="Rahmen1" text:anchor-type="paragraph" svg:y="0.21cm" svg:width="9.5cm" draw:z-index="0"><draw:text-box fo:min-height="5.001cm"><text:p text:style-name="Drawing"><draw:g text:anchor-type="paragraph" draw:z-index="1" draw:style-name="gr1"><draw:g draw:style-name="gr2"><draw:g draw:style-name="gr2"><draw:rect draw:style-name="gr3" draw:text-style-name="P43" svg:width="0.5cm" svg:height="0.5cm" svg:x="1.014cm" svg:y="0.406cm"><text:p/></draw:rect><draw:rect draw:style-name="gr3" draw:text-style-name="P43" svg:width="0.5cm" svg:height="0.5cm" svg:x="1.014cm" svg:y="0.905cm"><text:p/></draw:rect><draw:rect draw:style-name="gr3" draw:text-style-name="P43" svg:width="0.5cm" svg:height="0.5cm" svg:x="1.513cm" svg:y="0.905cm"><text:p/></draw:rect><draw:rect draw:style-name="gr3" draw:text-style-name="P43" svg:width="0.5cm" svg:height="0.5cm" svg:x="1.513cm" svg:y="0.406cm"><text:p/></draw:rect><draw:rect draw:style-name="gr3" draw:text-style-name="P43" svg:width="0.5cm" svg:height="0.5cm" svg:x="2.013cm" svg:y="0.406cm"><text:p/></draw:rect><draw:rect draw:style-name="gr3" draw:text-style-name="P43" svg:width="0.5cm" svg:height="0.5cm" svg:x="2.512cm" svg:y="0.406cm"><text:p/></draw:rect><draw:rect draw:style-name="gr3" draw:text-style-name="P43" svg:width="0.5cm" svg:height="0.5cm" svg:x="2.512cm" svg:y="0.905cm"><text:p/></draw:rect><draw:rect draw:style-name="gr3" draw:text-style-name="P43" svg:width="0.5cm" svg:height="0.5cm" svg:x="2.013cm" svg:y="0.905cm"><text:p/></draw:rect><draw:rect draw:style-name="gr3" draw:text-style-name="P43" svg:width="0.5cm" svg:height="0.5cm" svg:x="3.011cm" svg:y="0.905cm"><text:p/></draw:rect><draw:rect draw:style-name="gr3" draw:text-style-name="P43" svg:width="0.5cm" svg:height="0.5cm" svg:x="3.011cm" svg:y="0.406cm"><text:p/></draw:rect><draw:rect draw:style-name="gr3" draw:text-style-name="P43" svg:width="0.5cm" svg:height="0.5cm" svg:x="3.51cm" svg:y="0.406cm"><text:p/></draw:rect><draw:rect draw:style-name="gr3" draw:text-style-name="P43" svg:width="0.5cm" svg:height="0.5cm" svg:x="3.51cm" svg:y="0.905cm"><text:p/></draw:rect><draw:rect draw:style-name="gr3" draw:text-style-name="P43" svg:width="0.5cm" svg:height="0.5cm" svg:x="4.009cm" svg:y="0.905cm"><text:p/></draw:rect><draw:rect draw:style-name="gr3" draw:text-style-name="P43" svg:width="0.5cm" svg:height="0.5cm" svg:x="4.009cm" svg:y="0.406cm"><text:p/></draw:rect><draw:rect draw:style-name="gr3" draw:text-style-name="P43" svg:width="0.5cm" svg:height="0.5cm" svg:x="4.509cm" svg:y="0.406cm"><text:p/></draw:rect><draw:rect draw:style-name="gr3" draw:text-style-name="P43" svg:width="0.5cm" svg:height="0.5cm" svg:x="5.008cm" svg:y="0.406cm"><text:p/></draw:rect><draw:rect draw:style-name="gr3" draw:text-style-name="P43" svg:width="0.5cm" svg:height="0.5cm" svg:x="5.008cm" svg:y="0.905cm"><text:p/></draw:rect><draw:rect draw:style-name="gr3" draw:text-style-name="P43" svg:width="0.5cm" svg:height="0.5cm" svg:x="4.509cm" svg:y="0.905cm"><text:p/></draw:rect><draw:rect draw:style-name="gr3" draw:text-style-name="P43" svg:width="0.5cm" svg:height="0.5cm" svg:x="5.507cm" svg:y="0.905cm"><text:p/></draw:rect><draw:rect draw:style-name="gr3" draw:text-style-name="P43" svg:width="0.5cm" svg:height="0.5cm" svg:x="5.507cm" svg:y="0.406cm"><text:p/></draw:rect><draw:rect draw:style-name="gr3" draw:text-style-name="P43" svg:width="0.5cm" svg:height="0.5cm" svg:x="3.51cm" svg:y="1.404cm"><text:p/></draw:rect><draw:rect draw:style-name="gr3" draw:text-style-name="P43" svg:width="0.5cm" svg:height="0.5cm" svg:x="3.51cm" svg:y="1.903cm"><text:p/></draw:rect><draw:rect draw:style-name="gr3" draw:text-style-name="P43" svg:width="0.5cm" svg:height="0.5cm" svg:x="4.009cm" svg:y="1.903cm"><text:p/></draw:rect><draw:rect draw:style-name="gr3" draw:text-style-name="P43" svg:width="0.5cm" svg:height="0.5cm" svg:x="4.009cm" svg:y="1.404cm"><text:p/></draw:rect><draw:rect draw:style-name="gr3" draw:text-style-name="P43" svg:width="0.5cm" svg:height="0.5cm" svg:x="4.509cm" svg:y="1.404cm"><text:p/></draw:rect><draw:rect draw:style-name="gr3" draw:text-style-name="P43" svg:width="0.5cm" svg:height="0.5cm" svg:x="5.008cm" svg:y="1.404cm"><text:p/></draw:rect><draw:rect draw:style-name="gr3" draw:text-style-name="P43" svg:width="0.5cm" svg:height="0.5cm" svg:x="5.008cm" svg:y="1.903cm"><text:p/></draw:rect><draw:rect draw:style-name="gr3" draw:text-style-name="P43" svg:width="0.5cm" svg:height="0.5cm" svg:x="4.509cm" svg:y="1.903cm"><text:p/></draw:rect><draw:rect draw:style-name="gr3" draw:text-style-name="P43" svg:width="0.5cm" svg:height="0.5cm" svg:x="5.507cm" svg:y="1.903cm"><text:p/></draw:rect><draw:rect draw:style-name="gr3" draw:text-style-name="P43" svg:width="0.5cm" svg:height="0.5cm" svg:x="5.507cm" svg:y="1.404cm"><text:p/></draw:rect><draw:rect draw:style-name="gr3" draw:text-style-name="P43" svg:width="0.5cm" svg:height="0.5cm" svg:x="1.014cm" svg:y="1.404cm"><text:p/></draw:rect><draw:rect draw:style-name="gr3" draw:text-style-name="P43" svg:width="0.5cm" svg:height="0.5cm" svg:x="1.014cm" svg:y="1.903cm"><text:p/></draw:rect><draw:rect draw:style-name="gr3" draw:text-style-name="P43" svg:width="0.5cm" svg:height="0.5cm" svg:x="1.513cm" svg:y="1.903cm"><text:p/></draw:rect><draw:rect draw:style-name="gr3" draw:text-style-name="P43" svg:width="0.5cm" svg:height="0.5cm" svg:x="1.513cm" svg:y="1.404cm"><text:p/></draw:rect><draw:rect draw:style-name="gr3" draw:text-style-name="P43" svg:width="0.5cm" svg:height="0.5cm" svg:x="2.013cm" svg:y="1.404cm"><text:p/></draw:rect><draw:rect draw:style-name="gr3" draw:text-style-name="P43" svg:width="0.5cm" svg:height="0.5cm" svg:x="2.512cm" svg:y="1.404cm"><text:p/></draw:rect><draw:rect draw:style-name="gr3" draw:text-style-name="P43" svg:width="0.5cm" svg:height="0.5cm" svg:x="2.512cm" svg:y="1.903cm"><text:p/></draw:rect><draw:rect draw:style-name="gr3" draw:text-style-name="P43" svg:width="0.5cm" svg:height="0.5cm" svg:x="2.013cm" svg:y="1.903cm"><text:p/></draw:rect><draw:rect draw:style-name="gr3" draw:text-style-name="P43" svg:width="0.5cm" svg:height="0.5cm" svg:x="3.011cm" svg:y="1.903cm"><text:p/></draw:rect><draw:rect draw:style-name="gr3" draw:text-style-name="P43" svg:width="0.5cm" svg:height="0.5cm" svg:x="3.011cm" svg:y="1.404cm"><text:p/></draw:rect><draw:rect draw:style-name="gr3" draw:text-style-name="P43" svg:width="0.5cm" svg:height="0.5cm" svg:x="1.014cm" svg:y="2.402cm"><text:p/></draw:rect><draw:rect draw:style-name="gr3" draw:text-style-name="P43" svg:width="0.5cm" svg:height="0.5cm" svg:x="1.014cm" svg:y="2.902cm"><text:p/></draw:rect><draw:rect draw:style-name="gr3" draw:text-style-name="P43" svg:width="0.5cm" svg:height="0.5cm" svg:x="1.513cm" svg:y="2.902cm"><text:p/></draw:rect><draw:rect draw:style-name="gr3" draw:text-style-name="P43" svg:width="0.5cm" svg:height="0.5cm" svg:x="1.513cm" svg:y="2.402cm"><text:p/></draw:rect><draw:rect draw:style-name="gr3" draw:text-style-name="P43" svg:width="0.5cm" svg:height="0.5cm" svg:x="2.013cm" svg:y="2.402cm"><text:p/></draw:rect><draw:rect draw:style-name="gr3" draw:text-style-name="P43" svg:width="0.5cm" svg:height="0.5cm" svg:x="2.512cm" svg:y="2.402cm"><text:p/></draw:rect><draw:rect draw:style-name="gr3" draw:text-style-name="P43" svg:width="0.5cm" svg:height="0.5cm" svg:x="2.512cm" svg:y="2.902cm"><text:p/></draw:rect><draw:rect draw:style-name="gr3" draw:text-style-name="P43" svg:width="0.5cm" svg:height="0.5cm" svg:x="2.013cm" svg:y="2.902cm"><text:p/></draw:rect><draw:rect draw:style-name="gr3" draw:text-style-name="P43" svg:width="0.5cm" svg:height="0.5cm" svg:x="3.011cm" svg:y="2.902cm"><text:p/></draw:rect><draw:rect draw:style-name="gr3" draw:text-style-name="P43" svg:width="0.5cm" svg:height="0.5cm" svg:x="3.011cm" svg:y="2.402cm"><text:p/></draw:rect><draw:rect draw:style-name="gr3" draw:text-style-name="P43" svg:width="0.5cm" svg:height="0.5cm" svg:x="3.51cm" svg:y="2.402cm"><text:p/></draw:rect><draw:rect draw:style-name="gr3" draw:text-style-name="P43" svg:width="0.5cm" svg:height="0.5cm" svg:x="3.51cm" svg:y="2.902cm"><text:p/></draw:rect><draw:rect draw:style-name="gr3" draw:text-style-name="P43" svg:width="0.5cm" svg:height="0.5cm" svg:x="4.009cm" svg:y="2.902cm"><text:p/></draw:rect><draw:rect draw:style-name="gr3" draw:text-style-name="P43" svg:width="0.5cm" svg:height="0.5cm" svg:x="4.009cm" svg:y="2.402cm"><text:p/></draw:rect><draw:rect draw:style-name="gr3" draw:text-style-name="P43" svg:width="0.5cm" svg:height="0.5cm" svg:x="4.509cm" svg:y="2.402cm"><text:p/></draw:rect><draw:rect draw:style-name="gr3" draw:text-style-name="P43" svg:width="0.5cm" svg:height="0.5cm" svg:x="5.008cm" svg:y="2.402cm"><text:p/></draw:rect><draw:rect draw:style-name="gr3" draw:text-style-name="P43" svg:width="0.5cm" svg:height="0.5cm" svg:x="5.008cm" svg:y="2.902cm"><text:p/></draw:rect><draw:rect draw:style-name="gr3" draw:text-style-name="P43" svg:width="0.5cm" svg:height="0.5cm" svg:x="4.509cm" svg:y="2.902cm"><text:p/></draw:rect><draw:rect draw:style-name="gr3" draw:text-style-name="P43" svg:width="0.5cm" svg:height="0.5cm" svg:x="5.507cm" svg:y="2.902cm"><text:p/></draw:rect><draw:rect draw:style-name="gr3" draw:text-style-name="P43" svg:width="0.5cm" svg:height="0.5cm" svg:x="5.507cm" svg:y="2.402cm"><text:p/></draw:rect><draw:rect draw:style-name="gr3" draw:text-style-name="P43" svg:width="0.5cm" svg:height="0.5cm" svg:x="1.014cm" svg:y="3.401cm"><text:p/></draw:rect><draw:rect draw:style-name="gr3" draw:text-style-name="P43" svg:width="0.5cm" svg:height="0.5cm" svg:x="1.014cm" svg:y="3.9cm"><text:p/></draw:rect><draw:rect draw:style-name="gr3" draw:text-style-name="P43" svg:width="0.5cm" svg:height="0.5cm" svg:x="1.513cm" svg:y="3.9cm"><text:p/></draw:rect><draw:rect draw:style-name="gr3" draw:text-style-name="P43" svg:width="0.5cm" svg:height="0.5cm" svg:x="1.513cm" svg:y="3.401cm"><text:p/></draw:rect><draw:rect draw:style-name="gr3" draw:text-style-name="P43" svg:width="0.5cm" svg:height="0.5cm" svg:x="2.013cm" svg:y="3.401cm"><text:p/></draw:rect><draw:rect draw:style-name="gr3" draw:text-style-name="P43" svg:width="0.5cm" svg:height="0.5cm" svg:x="2.512cm" svg:y="3.401cm"><text:p/></draw:rect><draw:rect draw:style-name="gr3" draw:text-style-name="P43" svg:width="0.5cm" svg:height="0.5cm" svg:x="2.512cm" svg:y="3.9cm"><text:p/></draw:rect><draw:rect draw:style-name="gr3" draw:text-style-name="P43" svg:width="0.5cm" svg:height="0.5cm" svg:x="2.013cm" svg:y="3.9cm"><text:p/></draw:rect><draw:rect draw:style-name="gr3" draw:text-style-name="P43" svg:width="0.5cm" svg:height="0.5cm" svg:x="3.011cm" svg:y="3.9cm"><text:p/></draw:rect><draw:rect draw:style-name="gr3" draw:text-style-name="P43" svg:width="0.5cm" svg:height="0.5cm" svg:x="3.011cm" svg:y="3.401cm"><text:p/></draw:rect><draw:rect draw:style-name="gr3" draw:text-style-name="P43" svg:width="0.5cm" svg:height="0.5cm" svg:x="3.51cm" svg:y="3.401cm"><text:p/></draw:rect><draw:rect draw:style-name="gr3" draw:text-style-name="P43" svg:width="0.5cm" svg:height="0.5cm" svg:x="3.51cm" svg:y="3.9cm"><text:p/></draw:rect><draw:rect draw:style-name="gr3" draw:text-style-name="P43" svg:width="0.5cm" svg:height="0.5cm" svg:x="4.009cm" svg:y="3.9cm"><text:p/></draw:rect><draw:rect draw:style-name="gr3" draw:text-style-name="P43" svg:width="0.5cm" svg:height="0.5cm" svg:x="4.009cm" svg:y="3.401cm"><text:p/></draw:rect><draw:rect draw:style-name="gr3" draw:text-style-name="P43" svg:width="0.5cm" svg:height="0.5cm" svg:x="4.509cm" svg:y="3.401cm"><text:p/></draw:rect><draw:rect draw:style-name="gr3" draw:text-style-name="P43" svg:width="0.5cm" svg:height="0.5cm" svg:x="5.008cm" svg:y="3.401cm"><text:p/></draw:rect><draw:rect draw:style-name="gr3" draw:text-style-name="P43" svg:width="0.5cm" svg:height="0.5cm" svg:x="5.008cm" svg:y="3.9cm"><text:p/></draw:rect><draw:rect draw:style-name="gr3" draw:text-style-name="P43" svg:width="0.5cm" svg:height="0.5cm" svg:x="4.509cm" svg:y="3.9cm"><text:p/></draw:rect><draw:rect draw:style-name="gr3" draw:text-style-name="P43" svg:width="0.5cm" svg:height="0.5cm" svg:x="5.507cm" svg:y="3.9cm"><text:p/></draw:rect><draw:rect draw:style-name="gr3" draw:text-style-name="P43" svg:width="0.5cm" svg:height="0.5cm" svg:x="5.507cm" svg:y="3.401cm"><text:p/></draw:rect></draw:g><draw:frame draw:style-name="gr4" draw:text-style-name="P44" svg:width="0.6cm" svg:height="0.406cm" svg:x="0.335cm" svg:y="0.051cm"><draw:text-box><text:p><text:span text:style-name="T37">0,0</text:span></text:p></draw:text-box></draw:frame><draw:frame draw:style-name="gr4" draw:text-style-name="P44" svg:width="0.892cm" svg:height="0.406cm" svg:x="6.006cm" svg:y="0cm"><draw:text-box><text:p><text:span text:style-name="T37">width</text:span></text:p></draw:text-box></draw:frame><draw:frame draw:style-name="gr4" draw:text-style-name="P44" svg:width="1.015cm" svg:height="0.406cm" svg:x="0cm" svg:y="4.399cm"><draw:text-box><text:p><text:span text:style-name="T37">height</text:span></text:p></draw:text-box></draw:frame></draw:g><draw:line draw:style-name="gr5" draw:text-style-name="P43" svg:x1="7.268cm" svg:y1="1.692cm" svg:x2="5.292cm" svg:y2="1.692cm"><text:p/></draw:line><draw:frame draw:style-name="gr6" draw:text-style-name="P44" svg:width="1.994cm" svg:height="0.424cm" svg:x="7.444cm" svg:y="1.498cm"><draw:text-box><text:p><text:span text:style-name="T37">a single pixel</text:span></text:p></draw:text-box></draw:frame></draw:g>Diagram <text:sequence text:ref-name="refDrawing0" text:name="Drawing" text:formula="ooow:Drawing+1" style:num-format="1">1</text:sequence>: The raster space frame</text:p></draw:text-box></draw:frame><text:span text:style-name="T1">A pixel at (x, y) in raster space is a small rectangle of half open intervals: horizontal [x, x+1[ and vertical [y, y+1[, having 0 &lt;= x &lt; </text:span><text:span text:style-name="T3">width</text:span><text:span text:style-name="T1"> and 0 &lt;= y &lt; </text:span><text:span text:style-name="T3">height</text:span><text:span text:style-name="T1"> (intervals like in </text:span><text:span text:style-name="T6">RiCropWindow</text:span><text:span text:style-name="T1">). The width and height are calculated by using the frame aspect ratio. This pixel rectangle is mapped to a single pixel at the physical output device, optionally with an offset given by the origin of the device coordinates. This mapping can be done in the OpenGL renderer by an</text:span></text:p>
      <text:p text:style-name="P9"><text:span text:style-name="T32">glViewport(</text:span><text:span text:style-name="T34">origin.x, origin.y, xres-origin.x, yres-origin.y</text:span><text:span text:style-name="T32">);</text:span></text:p>
      <text:p text:style-name="P9"><text:span text:style-name="T32">glOrtho(0, xres</text:span><text:span text:style-name="T33">-origin.x, yres-origin.y, 0, 0.0, -1.0);</text:span></text:p>
      <text:p text:style-name="Standard"><text:span text:style-name="T1">There are several aspects that influences the mapping of the raster coordinates to the physical display coordinates. The </text:span><text:span text:style-name="T6">RiFormat</text:span><text:span text:style-name="T1"> can be used to give a width and a height. The whole raster can be translated by the origin given by the </text:span><text:span text:style-name="T6">RiDisplay</text:span><text:span text:style-name="T1"> command. The frame aspect ratio can cause that either portions of the bottom or the right are not filled. A crop window </text:span><text:span text:style-name="T6">RiCropWindow</text:span><text:span text:style-name="T1"> can be used to render only a part of the raster. Because the crop window is given in NDC it always lies inside the frame. And finally, the bounds of the output device can cut portions away. The pixel aspect ratio does not influence the mapping directly, because it is used to set up the default coordinates of the screen windows (together with the frame aspect ratio). The device mapping used for the OpenGL renderer takes this into account and to draw the visible rectangle only.</text:span></text:p>
      <text:p text:style-name="P31">glViewport(</text:p>
      <text:p text:style-name="P31"><text:tab/>origin.x + cropwindow_raster_left, // x</text:p>
      <text:p text:style-name="P31"><text:tab/>origin.y + cropwindow_raster_top, <text:s/>// y</text:p>
      <text:p text:style-name="P31"><text:tab/>min(cropwindow_raster_width,</text:p>
      <text:p text:style-name="P31"><text:tab/> <text:s text:c="3"/>display_xres – origin.x – cropwindow_raster_left), // width</text:p>
      <text:p text:style-name="P31"><text:tab/>min(cropwindow_raster_height,</text:p>
      <text:p text:style-name="P9"><text:span text:style-name="T34"><text:s text:c="8"/>display_yres – origin.y – cropwindow_raster_top</text:span><text:span text:style-name="T32">) <text:s/>// height</text:span></text:p>
      <text:p text:style-name="P31">);</text:p>
      <text:p text:style-name="P31">glOrtho(</text:p>
      <text:p text:style-name="P9"><text:span text:style-name="T34"><text:tab/>cropwindow_raster_left</text:span><text:span text:style-name="T32">, // left</text:span></text:p>
      <text:p text:style-name="P31"><text:tab/>cropwindow_raster_left +</text:p>
      <text:p text:style-name="P31"><text:tab/> <text:s text:c="3"/>min(cropwindow_raster_width,</text:p>
      <text:p text:style-name="P31"><text:tab/> <text:s text:c="7"/>display_xres – origin.x – cropwindow_raster_left), // right</text:p>
      <text:p text:style-name="P31"><text:tab/>cropwindow_raster_top +</text:p>
      <text:p text:style-name="P31"><text:tab/> <text:s text:c="3"/>min(cropwindow_raster_height,</text:p>
      <text:p text:style-name="P9"><text:span text:style-name="T34"><text:s text:c="12"/>display_yres – origin.y – cropwindow_raster_top</text:span><text:span text:style-name="T32">), <text:s/>// bottom</text:span></text:p>
      <text:p text:style-name="P31"><text:tab/>cropwindow_raster_top, // top</text:p>
      <text:p text:style-name="P32"><text:tab/>0.0, // near</text:p>
      <text:p text:style-name="P32"><text:tab/>-1.0 // far</text:p>
      <text:p text:style-name="P32">);</text:p>
      <text:p text:style-name="P4"/>
      <text:p text:style-name="P4">The defaults of RenderMan are chosen in a way that no distortion occurs and the whole space of a physical display is used. A more general example of the raster to device mapping is shown in the next diagram (see also Figure 8.6 in Upstill, 1990).</text:p>
      <text:p text:style-name="P4"><draw:frame draw:style-name="fr2" draw:name="Rahmen2" text:anchor-type="paragraph" svg:y="0.245cm" svg:width="12.684cm" draw:z-index="2"><draw:text-box fo:min-height="6.951cm"><text:p text:style-name="Drawing"><draw:g text:anchor-type="paragraph" draw:z-index="3" draw:style-name="gr7"><draw:g draw:style-name="gr2"><draw:g draw:style-name="gr2"><draw:rect draw:style-name="gr8" draw:text-style-name="P43" svg:width="7.268cm" svg:height="4.552cm" svg:x="0.018cm" svg:y="0.035cm"><text:p/></draw:rect><draw:rect draw:style-name="gr9" draw:text-style-name="P43" svg:width="6.809cm" svg:height="4.164cm" svg:x="0.247cm" svg:y="0.229cm"><text:p/></draw:rect></draw:g><draw:g draw:style-name="gr2"><draw:g draw:style-name="gr2"><draw:rect draw:style-name="gr10" draw:text-style-name="P43" svg:width="4.904cm" svg:height="3.67cm" svg:x="4.146cm" svg:y="2.427cm"><text:p/></draw:rect><draw:rect draw:style-name="gr10" draw:text-style-name="P43" svg:width="4.904cm" svg:height="2.999cm" svg:x="4.146cm" svg:y="2.427cm"><text:p/></draw:rect></draw:g><draw:rect draw:style-name="gr11" draw:text-style-name="P43" svg:width="2.382cm" svg:height="1.624cm" svg:x="5.645cm" svg:y="3.281cm"><text:p/></draw:rect></draw:g><draw:rect draw:style-name="gr12" draw:text-style-name="P43" svg:width="1.412cm" svg:height="1.112cm" svg:x="5.645cm" svg:y="3.281cm"><text:p/></draw:rect></draw:g><draw:line draw:style-name="gr5" draw:text-style-name="P43" svg:x1="8.221cm" svg:y1="0.423cm" svg:x2="5.84cm" svg:y2="1.57cm"><text:p/></draw:line><draw:frame draw:style-name="gr13" draw:text-style-name="P44" svg:width="2.805cm" svg:height="1.034cm" svg:x="8.255cm" svg:y="0cm"><draw:text-box><text:p><text:span text:style-name="T37">Surface of the physical display device</text:span></text:p></draw:text-box></draw:frame><draw:line draw:style-name="gr5" draw:text-style-name="P43" svg:x1="0.247cm" svg:y1="0.229cm" svg:x2="4.145cm" svg:y2="2.427cm"><text:p/></draw:line><draw:frame draw:style-name="gr13" draw:text-style-name="P44" svg:width="3.105cm" svg:height="0.742cm" svg:x="1.041cm" svg:y="2.427cm"><draw:text-box><text:p text:style-name="P45"><text:span text:style-name="T37">origin in device coordinates</text:span></text:p></draw:text-box></draw:frame><draw:line draw:style-name="gr5" draw:text-style-name="P43" svg:x1="11.095cm" svg:y1="4.022cm" svg:x2="9.049cm" svg:y2="5.045cm"><text:p/></draw:line><draw:frame draw:style-name="gr14" draw:text-style-name="P44" svg:width="1.235cm" svg:height="1.034cm" svg:x="11.201cm" svg:y="3.845cm"><draw:text-box><text:p><text:span text:style-name="T37">Screen window (frame)</text:span></text:p></draw:text-box></draw:frame><draw:line draw:style-name="gr5" draw:text-style-name="P43" svg:x1="9.807cm" svg:y1="1.676cm" svg:x2="8.449cm" svg:y2="2.84cm"><text:p/></draw:line><draw:frame draw:style-name="gr15" draw:text-style-name="P44" svg:width="2.858cm" svg:height="0.69cm" svg:x="9.808cm" svg:y="1.305cm"><draw:text-box><text:p><text:span text:style-name="T37">Interior of the frame with aspect</text:span></text:p></draw:text-box></draw:frame><draw:line draw:style-name="gr5" draw:text-style-name="P43" svg:x1="9.808cm" svg:y1="2.593cm" svg:x2="8.026cm" svg:y2="3.422cm"><text:p/></draw:line><draw:frame draw:style-name="gr16" draw:text-style-name="P44" svg:width="2.065cm" svg:height="0.459cm" svg:x="9.913cm" svg:y="2.293cm"><draw:text-box><text:p><text:span text:style-name="T37">Crop window</text:span></text:p></draw:text-box></draw:frame><draw:line draw:style-name="gr5" draw:text-style-name="P43" svg:x1="10.021cm" svg:y1="3.369cm" svg:x2="6.528cm" svg:y2="4.004cm"><text:p/></draw:line><draw:frame draw:style-name="gr17" draw:text-style-name="P44" svg:width="2.012cm" svg:height="0.69cm" svg:x="10.178cm" svg:y="3.14cm"><draw:text-box><text:p><text:span text:style-name="T37">Rendered pixels</text:span></text:p></draw:text-box></draw:frame></draw:g>Diagram <text:sequence text:ref-name="refDrawing1" text:name="Drawing" text:formula="ooow:Drawing+1" style:num-format="1">2</text:sequence>: Raster to device mapping</text:p></draw:text-box></draw:frame></text:p>
      <text:p text:style-name="Standard"><text:span text:style-name="T1">You can use origin and the width and height of </text:span><text:span text:style-name="T6">RiDisplay</text:span><text:span text:style-name="T1"> and </text:span><text:span text:style-name="T6">RiFormat</text:span><text:span text:style-name="T1"> for the OpenGL draft renderer to render subwindows of a given window. Because of the raster to device mapping the world blocks can be mapped to different OpenGL viewports within a single redraw routine of your application.</text:span></text:p>
      <text:h text:style-name="P3" text:outline-level="2"><draw:frame draw:style-name="fr2" draw:name="Rahmen3" text:anchor-type="paragraph" svg:y="0.25cm" svg:width="5.981cm" draw:z-index="4"><draw:text-box fo:min-height="5.098cm"><text:p text:style-name="Drawing"><draw:g text:anchor-type="paragraph" draw:z-index="5" draw:style-name="gr7"><draw:rect draw:style-name="gr5" draw:text-style-name="P43" svg:width="5.98cm" svg:height="3.97cm" svg:x="0cm" svg:y="0cm"><text:p/></draw:rect><draw:rect draw:style-name="gr18" draw:text-style-name="P43" svg:width="3.458cm" svg:height="3.193cm" svg:x="0.194cm" svg:y="0.476cm"><text:p/></draw:rect><draw:rect draw:style-name="gr19" draw:text-style-name="P43" svg:width="1.853cm" svg:height="1.447cm" svg:x="3.889cm" svg:y="0.476cm"><text:p/></draw:rect><draw:rect draw:style-name="gr20" draw:text-style-name="P43" svg:width="1.906cm" svg:height="1.412cm" svg:x="3.863cm" svg:y="2.258cm"><text:p/></draw:rect><draw:frame draw:style-name="gr21" draw:text-style-name="P46" svg:width="3.934cm" svg:height="0.354cm" svg:x="0.176cm" svg:y="0cm"><draw:text-box><text:p><text:span text:style-name="T38">Window</text:span></text:p></draw:text-box></draw:frame><draw:frame draw:style-name="gr22" draw:text-style-name="P47" svg:width="2.241cm" svg:height="0.424cm" svg:x="0.529cm" svg:y="0.688cm"><draw:text-box><text:p><text:span text:style-name="T39">Frame 1</text:span></text:p></draw:text-box></draw:frame><draw:frame draw:style-name="gr23" draw:text-style-name="P47" svg:width="1.447cm" svg:height="0.583cm" svg:x="4.057cm" svg:y="0.706cm"><draw:text-box><text:p><text:span text:style-name="T39">Frame 2</text:span></text:p></draw:text-box></draw:frame><draw:frame draw:style-name="gr17" draw:text-style-name="P47" svg:width="1.535cm" svg:height="0.389cm" svg:x="4.022cm" svg:y="2.434cm"><draw:text-box><text:p><text:span text:style-name="T39">Frame 3</text:span></text:p></draw:text-box></draw:frame></draw:g>Diagram <text:sequence text:ref-name="refDrawing2" text:name="Drawing" text:formula="ooow:Drawing+1" style:num-format="1">3</text:sequence>: Window with three frames as subwindows</text:p></draw:text-box></draw:frame>The NDC</text:h>
      <text:p text:style-name="Standard"><text:span text:style-name="T1">The normalized display coordinates NDC can be used for clipping and are mapped directly to the raster coordinates by a scaling matrix. </text:span><text:span text:style-name="T3">width</text:span><text:span text:style-name="T1"> and </text:span><text:span text:style-name="T3">height</text:span><text:span text:style-name="T1"> are the sizes of the frame with the correct aspect ratio. The z coordinates are used for the depth information and ranges from 0 to 1.</text:span></text:p>
      <text:p text:style-name="P18"><draw:frame draw:style-name="fr3" draw:name="Rahmen4" text:anchor-type="as-char" svg:width="4.142cm" draw:z-index="6"><draw:text-box fo:min-height="2.293cm"><text:p text:style-name="Illustration"><draw:frame draw:style-name="fr5" draw:name="Objekt1" text:anchor-type="paragraph" svg:x="0.004cm" svg:y="0.002cm" svg:width="4.142cm" style:rel-width="100%" svg:height="2.293cm" style:rel-height="scale" draw:z-index="7"><draw:object xlink:href="./Object 1" xlink:type="simple" xlink:show="embed" xlink:actuate="onLoad"/><draw:image xlink:href="./ObjectReplacements/Object 1" xlink:type="simple" xlink:show="embed" xlink:actuate="onLoad"/></draw:frame>Formula <text:sequence text:ref-name="refIllustration0" text:name="Illustration" text:formula="ooow:Illustration+1" style:num-format="1">1</text:sequence>: NDC to Raster matrix</text:p></draw:text-box></draw:frame></text:p>
      <text:p text:style-name="P19">The NDC form a rectangle with the coordinates (0,0) for the upper left and (1,1) for the lower right.</text:p>
      <text:h text:style-name="P3" text:outline-level="2">The screen coordinates</text:h>
      <text:p text:style-name="Standard"><text:span text:style-name="T1">The screen coordinates are given by the extension of the screen window. They are mapped to the NDC by moving the top (</text:span><text:span text:style-name="T3">tp</text:span><text:span text:style-name="T1">) left (</text:span><text:span text:style-name="T3">lft</text:span><text:span text:style-name="T1">) of the screen window to the left bottom, scaling by the inverse of the width and the negative inverse of the height to get NDC. The z coordinates range from 0 to 1 are used for depth information.</text:span></text:p>
      <text:p text:style-name="P18"><draw:frame draw:style-name="fr4" draw:name="Rahmen5" text:anchor-type="as-char" svg:width="7.47cm" draw:z-index="8"><draw:text-box fo:min-height="0.485cm"><text:p text:style-name="Illustration"><draw:frame draw:style-name="fr6" draw:name="Objekt2" text:anchor-type="paragraph" svg:x="0.004cm" svg:y="0.002cm" svg:width="7.781cm" style:rel-width="100%" svg:height="2.293cm" style:rel-height="scale" draw:z-index="9"><draw:object xlink:href="./Object 2" xlink:type="simple" xlink:show="embed" xlink:actuate="onLoad"/><draw:image xlink:href="./ObjectReplacements/Object 2" xlink:type="simple" xlink:show="embed" xlink:actuate="onLoad"/></draw:frame>Formula <text:sequence text:ref-name="refIllustration1" text:name="Illustration" text:formula="ooow:Illustration+1" style:num-format="1">2</text:sequence>: Screen to NDC </text:p></draw:text-box></draw:frame></text:p>
      <text:p text:style-name="P19"/>
      <text:h text:style-name="P3" text:outline-level="2">The camera coordinates</text:h>
      <text:p text:style-name="Standard"><text:span text:style-name="T1">The camera space is the 3D space as seen from the viewpoint of the camera. The coordinates are projected to screen space by the camera to screen matrix. The projection matrix is premultiplied to the current matrix that was valid when </text:span><text:span text:style-name="T6">RiProjection</text:span><text:span text:style-name="T8"> was called – if </text:span><text:span text:style-name="T6">RiProjection</text:span><text:span text:style-name="T8"> is not called the orthographic projection is taken as projection matrix. </text:span><text:span text:style-name="T1">The </text:span><text:span text:style-name="T6">RI_NULL</text:span><text:span text:style-name="T1"> projection does nothing (identity matrix as projection matrix) – the CTM that was valid when </text:span><text:span text:style-name="T6">RiProjection</text:span><text:span text:style-name="T1"> is called is taken as projection matrix. An </text:span><text:span text:style-name="T6">RI_ORTHOGRAPHIC</text:span><text:span text:style-name="T1"> projection projects the viewing volume given by the screen window, near and far clipping plane, just by moving the near clipping plane to z = 0 and scaling the z coordinates appropriately. The </text:span><text:span text:style-name="T6">RI_PERSPECTIVE</text:span><text:span text:style-name="T1"> projection does the projection by using first the homogeneous perspective matrix. The viewing frustum is projected to the screen coordinates by moving near to z=0 and scaling z appropriately as done for the orthographic projection.</text:span></text:p>
      <text:h text:style-name="P3" text:outline-level="2">The world coordinates</text:h>
      <text:p text:style-name="Standard"><text:span text:style-name="T1">The world coordinates are lying in the 3D reference space where the primitives are placed. The world coordinates are transformed to the camera space by the word to camera matrix – that is the matrix that was CTM when </text:span><text:span text:style-name="T6">RiWorldBegin</text:span><text:span text:style-name="T1"> was called.</text:span></text:p>
      <text:h text:style-name="P3" text:outline-level="2">The local coordinates</text:h>
      <text:p text:style-name="P4">The local coordinates are in the space that is current, when a primitive is defined by an interface call. The coordinates are transformed to the world space by the current transformation matrix CTM.</text:p>
      <text:h text:style-name="Heading_20_1" text:outline-level="1">Implementation of RiTransformPoints</text:h>
      <text:p text:style-name="Standard">Some remarks to the implementation and usage of <text:span text:style-name="T29">RiTransformPoints</text:span>.</text:p>
      <text:h text:style-name="Heading_20_1" text:outline-level="1">Orientation of coordinate systems and primitives</text:h>
      <text:p text:style-name="Standard">Description of the current orientation and orientation of the current coordinate system goes here.</text:p>
      <text:h text:style-name="Heading_20_1" text:outline-level="1">Literature</text:h>
      <text:list text:style-name="L2">
        <text:list-item>
          <text:p text:style-name="P33"><text:span text:style-name="T9">Pixar Animation Studios</text:span>, Pixar's RenderMan Users's Manual <text:span text:style-name="Internet_20_link">https://renderman.pixar.com/forum/docs/RfM_1.0/RenderMan_Manual/users_guide/index.php</text:span></text:p>
        </text:list-item>
        <text:list-item>
          <text:p text:style-name="P33"><text:span text:style-name="T9">Pixar Animation Studios</text:span>, PhotoRealistic RenderMan Application Note #10, The Viewing Transformation <text:span text:style-name="Internet_20_link">https://renderman.pixar.com/forum/docs/RfM_1.0/RenderMan_Manual/AppNotes/appnote.10.php</text:span></text:p>
        </text:list-item>
        <text:list-item>
          <text:p text:style-name="P33"><text:span text:style-name="T9">Upstill, Steve</text:span>: The RenderMan Companion, Addison-Wesley Professional, 1990, ISBN 978-0201508680</text:p>
        </text:list-item>
        <text:list-item>
          <text:p text:style-name="P33"><text:span text:style-name="T9">Apodaca, Anthony A.; Gritz, Larry</text:span>: Advanced RenderMan, Morgan Kaufmann, 1999, ISBN 978-1558606180</text:p>
        </text:list-item>
        <text:list-item>
          <text:p text:style-name="P33"><text:span text:style-name="T9">Raghavachary, Saty</text:span>: Rendering for Beginners, Focal Press, 2004, ISBN 978-0240519357</text:p>
        </text:list-item>
      </text:list>
      <text:p text:style-name="P7"/>
      <text:p text:style-name="P7">RenderMan<text:span text:style-name="T22">®</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swiss" style:font-pitch="variable" style:font-charset="x-symbol"/>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Bold" svg:font-family="'Verdana 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5-12T21:49:20</dc:date>
    <dc:language>de-DE</dc:language>
    <meta:editing-cycles>142</meta:editing-cycles>
    <meta:editing-duration>PT14H29M51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2" meta:page-count="9" meta:paragraph-count="215" meta:word-count="3159" meta:character-count="20078"/>
  </office:meta>
</office:document-meta>
</file>

<file path=Object 1/content.xml><?xml version="1.0" encoding="utf-8"?>
<!DOCTYPE math  PUBLIC '-//OpenOffice.org//DTD Modified W3C MathML 1.01//EN'  'math.dtd'>
<math:math xmlns:math="http://www.w3.org/1998/Math/MathML">
  <math:semantics>
    <math:mfenced math:open="[" math:close="]">
      <math:mtable>
        <math:mtr>
          <math:mtd>
            <math:mi math:fontstyle="italic">width</math:mi>
          </math:mtd>
          <math:mtd>
            <math:mn>0</math:mn>
          </math:mtd>
          <math:mtd>
            <math:mn>0</math:mn>
          </math:mtd>
          <math:mtd>
            <math:mn>0</math:mn>
          </math:mtd>
        </math:mtr>
        <math:mtr>
          <math:mtd>
            <math:mn>0</math:mn>
          </math:mtd>
          <math:mtd>
            <math:mi math:fontstyle="italic">height</math:mi>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 matrix { width # 0 # 0 # 0 ## 0# height #0 #0 ## 0 # 0 # 1 #0 ## 0 # 0 # 0 # 1 } right ]

</math:annotation>
  </math:semantics>
</math:math>
</file>

<file path=Object 2/content.xml><?xml version="1.0" encoding="utf-8"?>
<!DOCTYPE math  PUBLIC '-//OpenOffice.org//DTD Modified W3C MathML 1.01//EN'  'math.dtd'>
<math:math xmlns:math="http://www.w3.org/1998/Math/MathML">
  <math:semantics>
    <math:mrow>
      <math:mfenced math:open="[" math:close="]">
        <math:mtable>
          <math:mtr>
            <math:mtd>
              <math:mn>1</math:mn>
            </math:mtd>
            <math:mtd>
              <math:mn>0</math:mn>
            </math:mtd>
            <math:mtd>
              <math:mn>0</math:mn>
            </math:mtd>
            <math:mtd>
              <math:mn>0</math:mn>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row>
                <math:mo math:stretchy="false">−</math:mo>
                <math:mi math:fontstyle="italic">lft</math:mi>
              </math:mrow>
            </math:mtd>
            <math:mtd>
              <math:mrow>
                <math:mo math:stretchy="false">−</math:mo>
                <math:mi math:fontstyle="italic">tp</math:mi>
              </math:mrow>
            </math:mtd>
            <math:mtd>
              <math:mn>0</math:mn>
            </math:mtd>
            <math:mtd>
              <math:mn>1</math:mn>
            </math:mtd>
          </math:mtr>
        </math:mtable>
      </math:mfenced>
      <math:mo math:stretchy="false">×</math:mo>
      <math:mfenced math:open="[" math:close="]">
        <math:mtable>
          <math:mtr>
            <math:mtd>
              <math:mrow>
                <math:mn>1</math:mn>
                <math:mo math:stretchy="false">/</math:mo>
                <math:mi math:fontstyle="italic">wid</math:mi>
              </math:mrow>
            </math:mtd>
            <math:mtd>
              <math:mn>0</math:mn>
            </math:mtd>
            <math:mtd>
              <math:mn>0</math:mn>
            </math:mtd>
            <math:mtd>
              <math:mn>0</math:mn>
            </math:mtd>
          </math:mtr>
          <math:mtr>
            <math:mtd>
              <math:mn>0</math:mn>
            </math:mtd>
            <math:mtd>
              <math:mrow>
                <math:mrow>
                  <math:mo math:stretchy="false">−</math:mo>
                  <math:mn>1</math:mn>
                </math:mrow>
                <math:mo math:stretchy="false">/</math:mo>
                <math:mi math:fontstyle="italic">ht</math:mi>
              </math:mrow>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mrow>
    <math:annotation math:encoding="StarMath 5.0">left [ matrix {
1 # 0 # 0 # 0 ##
0 # 1 # 0 # 0 ##
0 # 0 # 1 # 0 ##
-lft # -tp # 0 # 1
} right ] times
left [ matrix {
1/wid # 0 # 0 # 0 ##
0 # -1/ht # 0 # 0 ##
0 # 0 # 1 # 0 ##
0 # 0 # 0 # 1
} right ]
</math:annotation>
  </math:semantics>
</math:math>
</file>